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officeooo:paragraph-rsid="003991e3"/>
    </style:style>
    <style:style style:name="P4" style:family="paragraph" style:parent-style-name="Standard">
      <style:text-properties officeooo:paragraph-rsid="003991e3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4" style:family="paragraph" style:parent-style-name="Standard">
      <style:text-properties officeooo:rsid="0063f0b0" officeooo:paragraph-rsid="0063f0b0"/>
    </style:style>
    <style:style style:name="P15" style:family="paragraph" style:parent-style-name="Standard">
      <style:text-properties officeooo:paragraph-rsid="0066f2ee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3" style:family="paragraph" style:parent-style-name="Table_20_Contents">
      <style:text-properties fo:font-size="10.5pt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65c7d6" officeooo:paragraph-rsid="0065c7d6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63f0b0" style:font-size-asian="10.5pt" style:font-weight-asian="bold" style:font-size-complex="10.5pt" style:font-weight-complex="bold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28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9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30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3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3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3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4" style:family="paragraph" style:parent-style-name="Table_20_Contents">
      <style:text-properties officeooo:rsid="000bac82" officeooo:paragraph-rsid="0066f2ee"/>
    </style:style>
    <style:style style:name="P35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3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3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38" style:family="paragraph" style:parent-style-name="Table_20_Contents">
      <style:text-properties officeooo:paragraph-rsid="0066f2ee"/>
    </style:style>
    <style:style style:name="P39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4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4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4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3f0b0" style:font-size-asian="10.5pt" style:font-style-asian="normal" style:font-weight-asian="bold" style:font-size-complex="10.5pt" style:font-weight-complex="bold" style:text-emphasize="none"/>
    </style:style>
    <style:style style:name="P4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8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63f0b0" style:font-size-asian="10.5pt" style:font-size-complex="10.5pt"/>
    </style:style>
    <style:style style:name="P4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5c7d6" style:font-size-asian="10.5pt" style:font-style-asian="normal" style:font-weight-asian="normal" style:font-size-complex="10.5pt" style:text-emphasize="none"/>
    </style:style>
    <style:style style:name="P5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5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3f0b0" style:font-size-asian="10.5pt" style:font-style-asian="normal" style:font-weight-asian="normal" style:font-size-complex="10.5pt" style:text-emphasize="none"/>
    </style:style>
    <style:style style:name="P5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8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3f0b0" style:font-size-asian="10.5pt" style:font-size-complex="10.5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0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63f0b0" style:font-size-asian="10.5pt" style:font-size-complex="10.5pt"/>
    </style:style>
    <style:style style:name="P61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2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3" style:family="paragraph" style:parent-style-name="Зміст_5f_вимоги">
      <style:paragraph-properties fo:line-height="100%"/>
      <style:text-properties fo:font-size="10.5pt" officeooo:paragraph-rsid="0063f0b0" style:font-size-asian="10.5pt" style:font-size-complex="10.5pt"/>
    </style:style>
    <style:style style:name="P64" style:family="paragraph" style:parent-style-name="Text_20_body">
      <style:text-properties officeooo:rsid="0063f0b0"/>
    </style:style>
    <style:style style:name="P65" style:family="paragraph" style:parent-style-name="Standard">
      <style:paragraph-properties fo:break-before="page"/>
      <style:text-properties officeooo:paragraph-rsid="006217d2"/>
    </style:style>
    <style:style style:name="P6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e73f6" style:font-size-asian="10.5pt" style:font-style-asian="normal" style:font-weight-asian="bold" style:font-size-complex="10.5pt" style:font-weight-complex="bold" style:text-emphasize="none"/>
    </style:style>
    <style:style style:name="P67" style:family="paragraph" style:parent-style-name="Table_20_Contents">
      <style:text-properties fo:font-size="10.5pt" officeooo:paragraph-rsid="0063f0b0" style:font-size-asian="10.5pt" style:font-size-complex="10.5pt"/>
    </style:style>
    <style:style style:name="P68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6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73f6" officeooo:paragraph-rsid="006e73f6" style:font-size-asian="10.5pt" style:font-style-asian="normal" style:font-weight-asian="normal" style:font-size-complex="10.5pt" style:text-emphasize="none"/>
    </style:style>
    <style:style style:name="P70" style:family="paragraph">
      <style:paragraph-properties fo:margin-left="0.026cm" fo:margin-right="0cm" fo:margin-top="0cm" fo:margin-bottom="0cm" fo:line-height="100%" fo:text-indent="0cm"/>
    </style:style>
    <style:style style:name="P71" style:family="paragraph">
      <loext:graphic-properties draw:fill="none" draw:fill-color="#ffffff"/>
      <style:text-properties fo:font-size="10.5pt" style:font-size-asian="10.5pt" style:font-size-complex="10.5pt"/>
    </style:style>
    <style:style style:name="P72" style:family="paragraph">
      <style:paragraph-properties fo:margin-left="0.101cm" fo:margin-right="0.101cm" fo:margin-top="0cm" fo:margin-bottom="0cm" fo:line-height="100%" fo:text-indent="0cm"/>
    </style:style>
    <style:style style:name="P73" style:family="paragraph">
      <style:paragraph-properties fo:margin-top="0cm" fo:margin-bottom="0cm" fo:line-height="100%"/>
    </style:style>
    <style:style style:name="P74" style:family="paragraph">
      <style:paragraph-properties fo:margin-top="0cm" fo:margin-bottom="0cm" fo:line-height="100%" fo:text-align="justify"/>
    </style:style>
    <style:style style:name="P75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style:font-name="Liberation Serif" fo:font-size="10.5pt" style:font-size-asian="10.5pt" style:font-size-complex="10.5pt"/>
    </style:style>
    <style:style style:name="P7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65c7d6" style:font-style-asian="italic" style:font-weight-asian="normal" style:font-style-complex="italic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4" style:family="text">
      <style:text-properties officeooo:rsid="0023c526"/>
    </style:style>
    <style:style style:name="T25" style:family="text">
      <style:text-properties officeooo:rsid="00282cca"/>
    </style:style>
    <style:style style:name="T2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7" style:family="text">
      <style:text-properties style:font-name="Times New Roman" style:font-name-asian="Times New Roman2" style:font-name-complex="Times New Roman2"/>
    </style:style>
    <style:style style:name="T28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9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0" style:family="text">
      <style:text-properties style:font-name-asian="Times New Roman2" style:font-name-complex="Times New Roman2"/>
    </style:style>
    <style:style style:name="T31" style:family="text">
      <style:text-properties officeooo:rsid="00282cca" style:font-name-asian="Times New Roman2" style:font-name-complex="Times New Roman2"/>
    </style:style>
    <style:style style:name="T32" style:family="text">
      <style:text-properties officeooo:rsid="001331e3" style:font-name-asian="Times New Roman2" style:font-name-complex="Times New Roman2"/>
    </style:style>
    <style:style style:name="T33" style:family="text">
      <style:text-properties style:font-name-asian="Times New Roman2" style:font-name-complex="Times New Roman2" style:font-style-complex="normal" style:font-weight-complex="normal"/>
    </style:style>
    <style:style style:name="T34" style:family="text">
      <style:text-properties officeooo:rsid="002e1b18"/>
    </style:style>
    <style:style style:name="T35" style:family="text">
      <style:text-properties officeooo:rsid="00181cf4"/>
    </style:style>
    <style:style style:name="T36" style:family="text">
      <style:text-properties fo:language="ru" fo:country="RU"/>
    </style:style>
    <style:style style:name="T37" style:family="text">
      <style:text-properties officeooo:rsid="003622d5"/>
    </style:style>
    <style:style style:name="T38" style:family="text">
      <style:text-properties officeooo:rsid="002e1b18" style:font-style-complex="normal"/>
    </style:style>
    <style:style style:name="T39" style:family="text">
      <style:text-properties officeooo:rsid="003622d5" style:font-style-complex="normal"/>
    </style:style>
    <style:style style:name="T40" style:family="text">
      <style:text-properties officeooo:rsid="0023c526" style:font-style-complex="normal"/>
    </style:style>
    <style:style style:name="T41" style:family="text">
      <style:text-properties fo:language="en" fo:country="US"/>
    </style:style>
    <style:style style:name="T42" style:family="text">
      <style:text-properties fo:language="uk" fo:country="UA"/>
    </style:style>
    <style:style style:name="T43" style:family="text">
      <style:text-properties fo:language="uk" fo:country="UA" officeooo:rsid="002c9457"/>
    </style:style>
    <style:style style:name="T44" style:family="text">
      <style:text-properties fo:language="uk" fo:country="UA" officeooo:rsid="0021a7d8"/>
    </style:style>
    <style:style style:name="T45" style:family="text">
      <style:text-properties fo:language="uk" fo:country="UA" fo:font-weight="bold" style:font-weight-asian="bold" style:font-weight-complex="bold"/>
    </style:style>
    <style:style style:name="T46" style:family="text">
      <style:text-properties fo:language="uk" fo:country="UA" fo:font-weight="bold" officeooo:rsid="002c9457" style:font-weight-asian="bold" style:font-weight-complex="bold"/>
    </style:style>
    <style:style style:name="T47" style:family="text">
      <style:text-properties fo:language="uk" fo:country="UA" fo:font-weight="bold" officeooo:rsid="0058499d" style:font-weight-asian="bold" style:font-weight-complex="bold"/>
    </style:style>
    <style:style style:name="T48" style:family="text">
      <style:text-properties fo:language="uk" fo:country="UA" fo:font-weight="normal" officeooo:rsid="0021a7d8" style:font-weight-asian="normal" style:font-weight-complex="normal"/>
    </style:style>
    <style:style style:name="T49" style:family="text">
      <style:text-properties fo:language="uk" fo:country="UA" fo:font-weight="normal" officeooo:rsid="0069f8c3" style:font-weight-asian="normal" style:font-weight-complex="normal"/>
    </style:style>
    <style:style style:name="T50" style:family="text">
      <style:text-properties fo:language="uk" fo:country="UA" officeooo:rsid="0058499d"/>
    </style:style>
    <style:style style:name="T51" style:family="text">
      <style:text-properties fo:language="uk" fo:country="UA" officeooo:rsid="00663b9c"/>
    </style:style>
    <style:style style:name="T52" style:family="text">
      <style:text-properties fo:language="uk" fo:country="UA" officeooo:rsid="00694122"/>
    </style:style>
    <style:style style:name="T53" style:family="text">
      <style:text-properties officeooo:rsid="003b71b4"/>
    </style:style>
    <style:style style:name="T54" style:family="text">
      <style:text-properties officeooo:rsid="003b8003"/>
    </style:style>
    <style:style style:name="T55" style:family="text">
      <style:text-properties officeooo:rsid="000f0310"/>
    </style:style>
    <style:style style:name="T56" style:family="text">
      <style:text-properties officeooo:rsid="0010dd33"/>
    </style:style>
    <style:style style:name="T57" style:family="text">
      <style:text-properties officeooo:rsid="00117476"/>
    </style:style>
    <style:style style:name="T58" style:family="text">
      <style:text-properties officeooo:rsid="0014585f"/>
    </style:style>
    <style:style style:name="T59" style:family="text">
      <style:text-properties officeooo:rsid="0042ad5b"/>
    </style:style>
    <style:style style:name="T60" style:family="text">
      <style:text-properties officeooo:rsid="00464a7d"/>
    </style:style>
    <style:style style:name="T61" style:family="text">
      <style:text-properties officeooo:rsid="004bcbd5"/>
    </style:style>
    <style:style style:name="T62" style:family="text">
      <style:text-properties officeooo:rsid="0053ed7c"/>
    </style:style>
    <style:style style:name="T63" style:family="text">
      <style:text-properties officeooo:rsid="0058499d"/>
    </style:style>
    <style:style style:name="T64" style:family="text">
      <style:text-properties officeooo:rsid="005bc6ae"/>
    </style:style>
    <style:style style:name="T65" style:family="text">
      <style:text-properties officeooo:rsid="0060522a" style:font-weight-complex="normal"/>
    </style:style>
    <style:style style:name="T66" style:family="text">
      <style:text-properties officeooo:rsid="005ef863"/>
    </style:style>
    <style:style style:name="T67" style:family="text">
      <style:text-properties officeooo:rsid="0063f0b0"/>
    </style:style>
    <style:style style:name="T68" style:family="text">
      <style:text-properties officeooo:rsid="001331e3"/>
    </style:style>
    <style:style style:name="T69" style:family="text">
      <style:text-properties officeooo:rsid="0066f2ee"/>
    </style:style>
    <style:style style:name="T70" style:family="text">
      <style:text-properties officeooo:rsid="006b7d4c"/>
    </style:style>
    <style:style style:name="T71" style:family="text">
      <style:text-properties officeooo:rsid="006e73f6"/>
    </style:style>
    <style:style style:name="T72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73" style:family="text">
      <style:text-properties style:font-name="Liberation Serif" fo:font-size="10.5pt" style:font-size-asian="10.5pt" style:font-size-complex="10.5pt"/>
    </style:style>
    <style:style style:name="T74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T75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76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77" style:family="text">
      <style:text-properties style:font-name="Liberation Serif" fo:font-size="10.5pt" style:font-name-asian="Times New Roman1" style:font-size-asian="10.5pt" style:font-name-complex="Times New Roman" style:font-size-complex="10.5pt" style:font-weight-complex="bold"/>
    </style:style>
    <style:style style:name="T78" style:family="text">
      <style:text-properties fo:font-size="10pt" fo:font-weight="bold" style:font-size-asian="10pt" style:font-weight-asian="bold" style:font-size-complex="10pt" style:font-weight-complex="bold"/>
    </style:style>
    <style:style style:name="T79" style:family="text">
      <style:text-properties fo:font-size="10pt" style:font-size-asian="10pt" style:font-size-complex="10pt"/>
    </style:style>
    <style:style style:name="T80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81" style:family="text">
      <style:text-properties style:font-name="Liberation Serif" fo:font-size="10pt" style:font-size-asian="10pt" style:font-size-complex="10pt"/>
    </style:style>
    <style:style style:name="T82" style:family="text">
      <style:text-properties style:font-name="Liberation Serif" fo:font-size="10pt" fo:font-style="italic" fo:font-weight="bold" style:font-name-asian="Times New Roman1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gr1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5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draw:frame text:anchor-type="page" text:anchor-page-number="2" draw:z-index="0" draw:name="Фигура2" draw:style-name="gr1" draw:text-style-name="P71" svg:width="7.303cm" svg:height="8.256cm" svg:x="17.919cm" svg:y="0.309cm">
        <draw:text-box>
          <text:p><text:span text:style-name="T72">Аналізує </text:span><text:span text:style-name="T73">умову задачі, виокремлює зв’язки </text:span><text:span text:style-name="T73">між величинами. Реалізує математичні моделі </text:span><text:span text:style-name="T73">засобами електронних таблиць.</text:span></text:p>
          <text:p><text:span text:style-name="T72">Використовує</text:span><text:span text:style-name="T73"> формули в електронних </text:span><text:span text:style-name="T73">таблицях.</text:span></text:p>
          <text:p><text:span text:style-name="T72">Редагує</text:span><text:span text:style-name="T73"> <text:s/>і </text:span><text:span text:style-name="T72">форматує</text:span><text:span text:style-name="T73"> електронні таблиці.</text:span></text:p>
          <text:p text:style-name="P70"><text:span text:style-name="T74">Застосовує</text:span><text:span text:style-name="T75"> засоби автозаповнення й </text:span><text:span text:style-name="T75">автозавершення для прискорення введення </text:span><text:span text:style-name="T75">даних</text:span></text:p>
          <text:p text:style-name="P70"><text:span text:style-name="T76">Ціннісна складова</text:span></text:p>
          <text:p><text:span text:style-name="T72">Розпізнає</text:span><text:span text:style-name="T73"> задачі, для яких доцільно </text:span><text:span text:style-name="T73">використовувати електронні таблиці.</text:span></text:p>
          <text:p><text:span text:style-name="T72">Робить висновки</text:span><text:span text:style-name="T73"> на основі аналізу даних в </text:span><text:span text:style-name="T73">електронних таблицях</text:span></text:p>
        </draw:text-box>
      </draw:frame>
      <text:p text:style-name="P64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39">№ Уроку</text:p>
          </table:table-cell>
          <table:table-cell table:style-name="Таблиця2.A1" office:value-type="string">
            <text:p text:style-name="P39">№ Теми</text:p>
          </table:table-cell>
          <table:table-cell table:style-name="Таблиця2.A1" office:value-type="string">
            <text:p text:style-name="P40">Тема урока</text:p>
          </table:table-cell>
          <table:table-cell table:style-name="Таблиця2.D1" office:value-type="string">
            <text:p text:style-name="P40"/>
          </table:table-cell>
          <table:table-cell table:style-name="Таблиця2.A1" office:value-type="string">
            <text:p text:style-name="P41"><text:span text:style-name="T70">7</text:span>-<text:span text:style-name="T60">А</text:span></text:p>
          </table:table-cell>
          <table:table-cell table:style-name="Таблиця2.A1" office:value-type="string">
            <text:p text:style-name="P41"><text:span text:style-name="T70">7</text:span>-<text:span text:style-name="T60">Б</text:span></text:p>
          </table:table-cell>
          <table:table-cell table:style-name="Таблиця2.G1" office:value-type="string">
            <text:p text:style-name="P41"><text:span text:style-name="T70">7</text:span>-<text:span text:style-name="T70">В</text:span></text:p>
          </table:table-cell>
        </table:table-row>
        <table:table-row>
          <table:table-cell table:style-name="Таблиця2.A2" table:number-columns-spanned="7" office:value-type="string">
            <text:p text:style-name="P2"><text:span text:style-name="T19">Тема </text:span><text:span text:style-name="T20">1</text:span><text:span text:style-name="T19">. </text:span><text:span text:style-name="T15">Алгоритми та програми </text:span><text:span text:style-name="T16">(</text:span><text:span text:style-name="T17">1</text:span><text:span text:style-name="T18">6</text:span><text:span text:style-name="T16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18">1</text:p>
          </table:table-cell>
          <table:table-cell table:style-name="Таблиця2.A1" office:value-type="string">
            <text:p text:style-name="P18">1</text:p>
          </table:table-cell>
          <table:table-cell table:style-name="Таблиця2.A1" office:value-type="string">
            <text:p text:style-name="P56">Виконав<text:span text:style-name="T36">ц</text:span>і алгоритмів</text:p>
          </table:table-cell>
          <table:table-cell table:style-name="Таблиця2.D1" table:number-rows-spanned="16" office:value-type="string">
            <text:p text:style-name="P59"><draw:frame text:anchor-type="paragraph" draw:z-index="1" draw:name="Фигура3" draw:style-name="gr2" draw:text-style-name="P75" svg:width="7.277cm" svg:height="10.05cm" svg:x="0.016cm" svg:y="0.079cm"><draw:text-box><text:p text:style-name="P72"><text:span text:style-name="T76">Учень/учениця</text:span></text:p><text:p text:style-name="P70"><text:span text:style-name="T76">Знаннєва складова</text:span></text:p><text:p text:style-name="P73"><text:span text:style-name="T75"><text:s text:c="5"/></text:span><text:span text:style-name="T74">Пояснює</text:span><text:span text:style-name="T75"> поняття величини, змінної та </text:span><text:span text:style-name="T75">операції присвоювання.</text:span></text:p><text:p text:style-name="P73"><text:span text:style-name="T75"><text:s text:c="4"/></text:span><text:span text:style-name="T74">Знає</text:span><text:span text:style-name="T75"> базові алгоритми роботи зі змінними: </text:span><text:span text:style-name="T75">обмін значеннями, визначення найбільшого й </text:span><text:span text:style-name="T75">найменшого з двох значень</text:span></text:p><text:p text:style-name="P73"><text:span text:style-name="T75"/></text:p><text:p text:style-name="P73"><text:span text:style-name="T76">Діяльнісна складова</text:span></text:p><text:p text:style-name="P74"><text:span text:style-name="T75"><text:s text:c="4"/></text:span><text:span text:style-name="T74">Використовує</text:span><text:span text:style-name="T75"> різні алгоритмічні </text:span><text:span text:style-name="T75">структури та змінні для <text:s/>розв’язання </text:span><text:span text:style-name="T75">навчальних і життєвих задач.</text:span></text:p><text:p text:style-name="P74"><text:span text:style-name="T75"><text:s text:c="5"/></text:span><text:span text:style-name="T74">Застосовує</text:span><text:span text:style-name="T75"> засоби програмування для </text:span><text:span text:style-name="T75">побудови моделей</text:span></text:p><text:p text:style-name="P74"><text:span text:style-name="T77"/></text:p><text:p text:style-name="P74"><text:span text:style-name="T76">Ціннісна складова</text:span></text:p><text:p text:style-name="P74"><text:span text:style-name="T75"><text:s text:c="5"/></text:span><text:span text:style-name="T74">Усвідомлює</text:span><text:span text:style-name="T75"> роль програмування та </text:span><text:span text:style-name="T75">моделювання для розв’язання навчальних і </text:span><text:span text:style-name="T75">життєвих задач</text:span></text:p></draw:text-box></draw:frame></text:p>
          </table:table-cell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8">2</text:p>
          </table:table-cell>
          <table:table-cell table:style-name="Таблиця2.A1" office:value-type="string">
            <text:p text:style-name="P18">2</text:p>
          </table:table-cell>
          <table:table-cell table:style-name="Таблиця2.A1" office:value-type="string">
            <text:p text:style-name="P56"><text:span text:style-name="T37">С</text:span>истеми команд <text:span text:style-name="T37">виконавців алгоритмів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8">3</text:p>
          </table:table-cell>
          <table:table-cell table:style-name="Таблиця2.A1" office:value-type="string">
            <text:p text:style-name="P18">3</text:p>
          </table:table-cell>
          <table:table-cell table:style-name="Таблиця2.A1" office:value-type="string">
            <text:p text:style-name="P56"><text:span text:style-name="T39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39">Розбір</text:span><text:span text:style-name="T4"> </text:span><text:span text:style-name="T39">в</text:span><text:span text:style-name="T37">идів опису алгоритмів. </text:span>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4</text:p>
          </table:table-cell>
          <table:table-cell table:style-name="Таблиця2.A1" office:value-type="string">
            <text:p text:style-name="P17">4</text:p>
          </table:table-cell>
          <table:table-cell table:style-name="Таблиця2.A1" office:value-type="string">
            <text:p text:style-name="P56">Середовище опису й виконання алгоритмів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5</text:p>
          </table:table-cell>
          <table:table-cell table:style-name="Таблиця2.A1" office:value-type="string">
            <text:p text:style-name="P17">5</text:p>
          </table:table-cell>
          <table:table-cell table:style-name="Таблиця2.A1" office:value-type="string">
            <text:p text:style-name="P42">Робота з середовищем виконання алгоритмів LibreLogo (LibreOffice)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6</text:p>
          </table:table-cell>
          <table:table-cell table:style-name="Таблиця2.A1" office:value-type="string">
            <text:p text:style-name="P17">6</text:p>
          </table:table-cell>
          <table:table-cell table:style-name="Таблиця2.A1" office:value-type="string">
            <text:p text:style-name="P42">Робота з середовищем виконання алгоритмів Scratch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7</text:p>
          </table:table-cell>
          <table:table-cell table:style-name="Таблиця2.A1" office:value-type="string">
            <text:p text:style-name="P17">7</text:p>
          </table:table-cell>
          <table:table-cell table:style-name="Таблиця2.A1" office:value-type="string">
            <text:p text:style-name="P56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8</text:p>
          </table:table-cell>
          <table:table-cell table:style-name="Таблиця2.A1" office:value-type="string">
            <text:p text:style-name="P19">8</text:p>
          </table:table-cell>
          <table:table-cell table:style-name="Таблиця2.A1" office:value-type="string">
            <text:p text:style-name="P42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4">інійн</text:span>их<text:span text:style-name="T24"> алгоритм</text:span>ів<text:span text:style-name="T24">. </text:span>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9</text:p>
          </table:table-cell>
          <table:table-cell table:style-name="Таблиця2.A1" office:value-type="string">
            <text:p text:style-name="P19">9</text:p>
          </table:table-cell>
          <table:table-cell table:style-name="Таблиця2.A1" office:value-type="string">
            <text:p text:style-name="P66">Узагальнення <text:span text:style-name="T71">вивченого </text:span>з теми Алгоритми та програми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0</text:p>
          </table:table-cell>
          <table:table-cell table:style-name="Таблиця2.A1" office:value-type="string">
            <text:p text:style-name="P19">10</text:p>
          </table:table-cell>
          <table:table-cell table:style-name="Таблиця2.A1" office:value-type="string">
            <text:p text:style-name="P56">Алгоритми з розгалуженнями. <text:span text:style-name="T37">Виконання </text:span>алгоритм<text:span text:style-name="T37">ів з </text:span>розгалуж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1</text:p>
          </table:table-cell>
          <table:table-cell table:style-name="Таблиця2.A1" office:value-type="string">
            <text:p text:style-name="P19">11</text:p>
          </table:table-cell>
          <table:table-cell table:style-name="Таблиця2.A1" office:value-type="string">
            <text:p text:style-name="P56">Алгоритми з повтореннями. <text:span text:style-name="T37">Складання </text:span>алгоритм<text:span text:style-name="T37">ів </text:span>з повтор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2</text:p>
          </table:table-cell>
          <table:table-cell table:style-name="Таблиця2.A1" office:value-type="string">
            <text:p text:style-name="P19">12</text:p>
          </table:table-cell>
          <table:table-cell table:style-name="Таблиця2.A1" office:value-type="string">
            <text:p text:style-name="P56">Алгоритми з повтореннями. <text:span text:style-name="T37">Виконання </text:span>алгоритм<text:span text:style-name="T37">ів </text:span>з повтор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1">13</text:p>
          </table:table-cell>
          <table:table-cell table:style-name="Таблиця2.A1" office:value-type="string">
            <text:p text:style-name="P21">13</text:p>
          </table:table-cell>
          <table:table-cell table:style-name="Таблиця2.A1" office:value-type="string">
            <text:p text:style-name="P37"><text:span text:style-name="T5">Практична робота №</text:span><text:span text:style-name="T6">4</text:span><text:span text:style-name="T5">. </text:span><text:span text:style-name="T65">Створення програм у середовищі Скретч</text:span>. <text:span text:style-name="T24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4</text:p>
          </table:table-cell>
          <table:table-cell table:style-name="Таблиця2.A1" office:value-type="string">
            <text:p text:style-name="P22">14</text:p>
          </table:table-cell>
          <table:table-cell table:style-name="Таблиця2.A1" office:value-type="string">
            <text:p text:style-name="P43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66">алгоритмічних структур. </text:span><text:span text:style-name="T40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5</text:p>
          </table:table-cell>
          <table:table-cell table:style-name="Таблиця2.A1" office:value-type="string">
            <text:p text:style-name="P22">15</text:p>
          </table:table-cell>
          <table:table-cell table:style-name="Таблиця2.A1" office:value-type="string">
            <text:p text:style-name="P57">Повторення те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6</text:p>
          </table:table-cell>
          <table:table-cell table:style-name="Таблиця2.A1" office:value-type="string">
            <text:p text:style-name="P22">16</text:p>
          </table:table-cell>
          <table:table-cell table:style-name="Таблиця2.A1" office:value-type="string">
            <text:p text:style-name="P46">Узагальнення з теми Алгоритми та програми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</table:table>
      <text:p text:style-name="P14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"><text:span text:style-name="T35">Тема 2</text:span>. <text:span text:style-name="T30">Опрацювання табличних даних</text:span> (<text:span text:style-name="T61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20">17</text:p>
          </table:table-cell>
          <table:table-cell table:style-name="Таблиця1.A2" office:value-type="string">
            <text:p text:style-name="P18">1</text:p>
          </table:table-cell>
          <table:table-cell table:style-name="Таблиця1.A2" office:value-type="string">
            <text:p text:style-name="P58"><text:span text:style-name="T12">Поняття електронної таблиці. </text:span><text:span text:style-name="T21">Практична робота №</text:span><text:span text:style-name="T22">6</text:span><text:span text:style-name="T21">. </text:span><text:span text:style-name="T13">Табличні процесори, їх призначення. Середовище табличного процесора. Інструктаж з БЖД.</text:span></text:p>
          </table:table-cell>
          <table:table-cell table:style-name="Таблиця1.D2" table:number-rows-spanned="10" office:value-type="string">
            <text:p text:style-name="P61"><draw:frame text:anchor-type="paragraph" draw:z-index="2" draw:name="Фигура1" draw:style-name="gr3" draw:text-style-name="P76" svg:width="7.303cm" svg:height="5.569cm" svg:x="0.069cm" svg:y="0.178cm"><draw:text-box><text:p><text:span text:style-name="T78">Знаннєва складова</text:span></text:p><text:p><text:span text:style-name="T79">Пояснює призначення електронних таблиць, </text:span><text:span text:style-name="T79">зокрема як засобу моделювання.</text:span></text:p><text:p><text:span text:style-name="T79">Знає принципи адресації клітинок і діапазонів. </text:span><text:span text:style-name="T80">Називає </text:span><text:span text:style-name="T81">основні типи даних та пояснює їхнє </text:span><text:span text:style-name="T81">призначення.</text:span></text:p><text:p><text:span text:style-name="T80">Називає</text:span><text:span text:style-name="T81"> і </text:span><text:span text:style-name="T80">пояснює </text:span><text:span text:style-name="T81">призначення основних </text:span><text:span text:style-name="T81">об’єктів ЕТ.</text:span></text:p><text:p><text:span text:style-name="T72">Пояснює </text:span><text:span text:style-name="T73">поняття моделі</text:span></text:p><text:p text:style-name="P70"><text:span text:style-name="T82">Діяльнісна складова</text:span></text:p><text:p><text:span text:style-name="T80">Застосовує </text:span><text:span text:style-name="T81">засоби опрацювання електронних </text:span><text:span text:style-name="T81">таблиць для розв’язання навчальних і життєвих </text:span><text:span text:style-name="T81">задач. </text:span></text:p></draw:text-box></draw:frame></text:p>
            <text:p text:style-name="P61"/>
            <text:p text:style-name="P61"/>
            <text:p text:style-name="P61"/>
            <text:p text:style-name="P61"/>
            <text:p text:style-name="P61"/>
            <text:p text:style-name="P61"/>
          </table:table-cell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18</text:p>
          </table:table-cell>
          <table:table-cell table:style-name="Таблиця1.A2" office:value-type="string">
            <text:p text:style-name="P18">2</text:p>
          </table:table-cell>
          <table:table-cell table:style-name="Таблиця1.A2" office:value-type="string">
            <text:p text:style-name="P51">Об’єкти електронних таблиць — аркуш, клітинка, діапазон клітинок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19</text:p>
          </table:table-cell>
          <table:table-cell table:style-name="Таблиця1.A2" office:value-type="string">
            <text:p text:style-name="P18">3</text:p>
          </table:table-cell>
          <table:table-cell table:style-name="Таблиця1.A2" office:value-type="string">
            <text:p text:style-name="P51">Типи даних: числові, грошові, дати, текст, відсотки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2<text:span text:style-name="T62">0</text:span></text:p>
          </table:table-cell>
          <table:table-cell table:style-name="Таблиця1.A2" office:value-type="string">
            <text:p text:style-name="P17">4</text:p>
          </table:table-cell>
          <table:table-cell table:style-name="Таблиця1.A2" office:value-type="string">
            <text:p text:style-name="P49">Введення, редагування й форматування даних основних типів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1</text:p>
          </table:table-cell>
          <table:table-cell table:style-name="Таблиця1.A2" office:value-type="string">
            <text:p text:style-name="P17">5</text:p>
          </table:table-cell>
          <table:table-cell table:style-name="Таблиця1.A2" office:value-type="string">
            <text:p text:style-name="P50"><text:span text:style-name="T8">Практична робота №</text:span><text:span text:style-name="T9">7</text:span><text:span text:style-name="T8">. </text:span>Адресація. Формули. <text:span text:style-name="T38">Інструктаж з БЖД.</text:span>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2</text:p>
          </table:table-cell>
          <table:table-cell table:style-name="Таблиця1.A2" office:value-type="string">
            <text:p text:style-name="P17">6</text:p>
          </table:table-cell>
          <table:table-cell table:style-name="Таблиця1.A2" office:value-type="string">
            <text:p text:style-name="P49">Редагування та форматування електронних таблиць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3</text:p>
          </table:table-cell>
          <table:table-cell table:style-name="Таблиця1.A2" office:value-type="string">
            <text:p text:style-name="P20">7</text:p>
          </table:table-cell>
          <table:table-cell table:style-name="Таблиця1.A2" office:value-type="string">
            <text:p text:style-name="P49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4</text:p>
          </table:table-cell>
          <table:table-cell table:style-name="Таблиця1.A2" office:value-type="string">
            <text:p text:style-name="P20">8</text:p>
          </table:table-cell>
          <table:table-cell table:style-name="Таблиця1.A2" office:value-type="string">
            <text:p text:style-name="P49">Автозаповнення та автозавершення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5</text:p>
          </table:table-cell>
          <table:table-cell table:style-name="Таблиця1.A2" office:value-type="string">
            <text:p text:style-name="P20">9</text:p>
          </table:table-cell>
          <table:table-cell table:style-name="Таблиця1.A2" office:value-type="string">
            <text:p text:style-name="P49">Моделі. Етапи побудови моделей. Реалізація математичних моделей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6</text:p>
          </table:table-cell>
          <table:table-cell table:style-name="Таблиця1.A2" office:value-type="string">
            <text:p text:style-name="P20">1<text:span text:style-name="T62">0</text:span></text:p>
          </table:table-cell>
          <table:table-cell table:style-name="Таблиця1.A2" office:value-type="string">
            <text:p text:style-name="P45"><text:span text:style-name="T25">Узагальнення з теми </text:span><text:span text:style-name="T32">Опрацювання табличних даних.</text:span></text:p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</table:table>
      <text:p text:style-name="P14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26">Тема <text:span text:style-name="T67">3</text:span>. <text:span text:style-name="T27">Служби Інтернету</text:span> (<text:span text:style-name="T67">8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25">27</text:p>
          </table:table-cell>
          <table:table-cell table:style-name="Таблиця3.A2" office:value-type="string">
            <text:p text:style-name="P16">1</text:p>
          </table:table-cell>
          <table:table-cell table:style-name="Таблиця3.A2" office:value-type="string">
            <text:p text:style-name="P52">Безпека життєдіяльності при роботі з комп'ютером<text:span text:style-name="T10">. </text:span><text:span text:style-name="T33">Поштові служби Інтернету. Створення електронної скриньки. </text:span></text:p>
          </table:table-cell>
          <table:table-cell table:style-name="Таблиця3.A2" table:number-rows-spanned="9" office:value-type="string">
            <text:p text:style-name="P62">Знаннєва складова</text:p>
            <text:p text:style-name="P63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63"><text:span text:style-name="T1">Пояснює</text:span> небезпеки, пов’язані з використанням електронної пошти.</text:p>
            <text:p text:style-name="P63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62">Діяльнісна складова</text:p>
            <text:p text:style-name="P63"><text:span text:style-name="T1">Створює</text:span> поштову скриньку та використовує її. <text:span text:style-name="T1">Створює</text:span> і <text:span text:style-name="T1">використовує</text:span> списки розсилки.</text:p>
            <text:p text:style-name="P63"><text:span text:style-name="T1">Уміє</text:span> працювати в команді й організовувати спільну роботу в онлайн-середовищах. <text:span text:style-name="T1">Використовує</text:span> онлайнові перекладачі</text:p>
            <text:p text:style-name="P62">Ціннісна складова</text:p>
            <text:p text:style-name="P63"><text:span text:style-name="T1">Усвідомлює</text:span> переваги та недоліки електронної пошти як засобу спілкування.</text:p>
            <text:p text:style-name="P63"><text:span text:style-name="T1">Дотримується</text:span> принципів електронного етикету та безпечного користування електронною поштою.</text:p>
            <text:p text:style-name="P63"><text:span text:style-name="T1">Усвідомлює </text:span>цінність персонального освітньо-комунікаційного середовища.</text:p>
            <text:p text:style-name="P60"><text:span text:style-name="T23">Усвідомлює</text:span><text:span text:style-name="T14"> значення Інтернету речей у житті людини</text:span></text:p>
          </table:table-cell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35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28</text:p>
          </table:table-cell>
          <table:table-cell table:style-name="Таблиця3.A2" office:value-type="string">
            <text:p text:style-name="P16">2</text:p>
          </table:table-cell>
          <table:table-cell table:style-name="Таблиця3.A2" office:value-type="string">
            <text:p text:style-name="P55"><text:span text:style-name="T68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4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29</text:p>
          </table:table-cell>
          <table:table-cell table:style-name="Таблиця3.A2" office:value-type="string">
            <text:p text:style-name="P16">3</text:p>
          </table:table-cell>
          <table:table-cell table:style-name="Таблиця3.A2" office:value-type="string">
            <text:p text:style-name="P44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0</text:p>
          </table:table-cell>
          <table:table-cell table:style-name="Таблиця3.A2" office:value-type="string">
            <text:p text:style-name="P16">4</text:p>
          </table:table-cell>
          <table:table-cell table:style-name="Таблиця3.A2" office:value-type="string">
            <text:p text:style-name="P48">Використання інтернет-ресурсів для спільної роботи. <text:span text:style-name="T11">Рівні та способи доступу до ресурсів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1</text:p>
          </table:table-cell>
          <table:table-cell table:style-name="Таблиця3.A2" office:value-type="string">
            <text:p text:style-name="P24">5</text:p>
          </table:table-cell>
          <table:table-cell table:style-name="Таблиця3.A2" office:value-type="string">
            <text:p text:style-name="P36"><text:span text:style-name="T38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38">керування спільним доступом до них. Хмарні сервіси. </text:span><text:span text:style-name="T34">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2</text:p>
          </table:table-cell>
          <table:table-cell table:style-name="Таблиця3.A2" office:value-type="string">
            <text:p text:style-name="P24">6</text:p>
          </table:table-cell>
          <table:table-cell table:style-name="Таблиця3.A2" office:value-type="string">
            <text:p text:style-name="P54"><text:span text:style-name="T3">Практична робота №</text:span><text:span text:style-name="T9">10</text:span><text:span text:style-name="T3">. </text:span>Онлайнові перекладачі. <text:span text:style-name="T38">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3</text:p>
          </table:table-cell>
          <table:table-cell table:style-name="Таблиця3.A2" office:value-type="string">
            <text:p text:style-name="P24">7</text:p>
          </table:table-cell>
          <table:table-cell table:style-name="Таблиця3.A2" office:value-type="string">
            <text:p text:style-name="P53">Інтернет речей. <text:span text:style-name="T61">О</text:span>сновні принципи функціонування Інтернету речей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68">34</text:p>
          </table:table-cell>
          <table:table-cell table:style-name="Таблиця3.A2" office:value-type="string">
            <text:p text:style-name="P68">8</text:p>
          </table:table-cell>
          <table:table-cell table:style-name="Таблиця3.A2" office:value-type="string">
            <text:p text:style-name="P69">Інтернет речей. Розумний будинок в Пакеттрейсер.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68">35</text:p>
          </table:table-cell>
          <table:table-cell table:style-name="Таблиця3.A2" office:value-type="string">
            <text:p text:style-name="P68">9</text:p>
          </table:table-cell>
          <table:table-cell table:style-name="Таблиця3.A2" office:value-type="string">
            <text:p text:style-name="P45"><text:span text:style-name="T25">Узагальнення з теми <text:s/>«</text:span><text:span text:style-name="T31">Служби Інтернету»</text:span></text:p>
            <text:p text:style-name="P45"/>
            <text:p text:style-name="P45"/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</table:table>
      <text:p text:style-name="P14"><text:soft-page-break/></text:p>
      <text:p text:style-name="P65"/>
      <text:p text:style-name="Standard"/>
      <text:p text:style-name="P3"/>
      <text:p text:style-name="P3">Розклад годин по чвертям</text:p>
      <text:p text:style-name="P4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8">Клас</text:p>
          </table:table-cell>
          <table:table-cell table:style-name="Таблица2.A1" office:value-type="string">
            <text:p text:style-name="P28">Годин на тиждень</text:p>
          </table:table-cell>
          <table:table-cell table:style-name="Таблица2.A1" office:value-type="string">
            <text:p text:style-name="P28">Разом за програмою</text:p>
          </table:table-cell>
          <table:table-cell table:style-name="Таблица2.A1" office:value-type="string">
            <text:p text:style-name="P28">І ч.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41">II </text:span></text:span><text:span text:style-name="Основной_20_шрифт_20_абзаца"><text:span text:style-name="T42">2 ч.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41">III</text:span></text:span><text:span text:style-name="Основной_20_шрифт_20_абзаца"><text:span text:style-name="T42"> ч.</text:span></text:span></text:p>
          </table:table-cell>
          <table:table-cell table:style-name="Таблица2.G1" office:value-type="string">
            <text:p text:style-name="P31"><text:span text:style-name="Основной_20_шрифт_20_абзаца"><text:span text:style-name="T41">IV</text:span></text:span><text:span text:style-name="Основной_20_шрифт_20_абзаца"><text:span text:style-name="T42"> ч.</text:span></text:span></text:p>
          </table:table-cell>
        </table:table-row>
        <table:table-row>
          <table:table-cell table:style-name="Таблица2.A2" office:value-type="string">
            <text:p text:style-name="P29"><text:span text:style-name="T60">7</text:span>-А</text:p>
          </table:table-cell>
          <table:table-cell table:style-name="Таблица2.A2" office:value-type="string">
            <text:p text:style-name="P31">1</text:p>
          </table:table-cell>
          <table:table-cell table:style-name="Таблица2.A2" office:value-type="string">
            <text:p text:style-name="P31">3<text:span text:style-name="T53">4</text:span></text:p>
          </table:table-cell>
          <table:table-cell table:style-name="Таблица2.A2" office:value-type="string">
            <text:p text:style-name="P33">8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31">1<text:span text:style-name="T54">0</text:span></text:p>
          </table:table-cell>
          <table:table-cell table:style-name="Таблица2.G2" office:value-type="string">
            <text:p text:style-name="P31">8</text:p>
          </table:table-cell>
        </table:table-row>
        <table:table-row>
          <table:table-cell table:style-name="Таблица2.A2" office:value-type="string">
            <text:p text:style-name="P29"><text:span text:style-name="T60">7</text:span>-Б</text:p>
          </table:table-cell>
          <table:table-cell table:style-name="Таблица2.A2" office:value-type="string">
            <text:p text:style-name="P31">1</text:p>
          </table:table-cell>
          <table:table-cell table:style-name="Таблица2.A2" office:value-type="string">
            <text:p text:style-name="P31">3<text:span text:style-name="T63">4</text:span></text:p>
          </table:table-cell>
          <table:table-cell table:style-name="Таблица2.A2" office:value-type="string">
            <text:p text:style-name="P33">8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31">1<text:span text:style-name="T63">0</text:span></text:p>
          </table:table-cell>
          <table:table-cell table:style-name="Таблица2.G2" office:value-type="string">
            <text:p text:style-name="P31">8</text:p>
          </table:table-cell>
        </table:table-row>
        <table:table-row>
          <table:table-cell table:style-name="Таблица2.A2" office:value-type="string">
            <text:p text:style-name="P29"><text:span text:style-name="T60">7</text:span>-<text:span text:style-name="T60">В</text:span></text:p>
          </table:table-cell>
          <table:table-cell table:style-name="Таблица2.A2" office:value-type="string">
            <text:p text:style-name="P31">1</text:p>
          </table:table-cell>
          <table:table-cell table:style-name="Таблица2.A2" office:value-type="string">
            <text:p text:style-name="P31">3<text:span text:style-name="T53">4</text:span></text:p>
          </table:table-cell>
          <table:table-cell table:style-name="Таблица2.A2" office:value-type="string">
            <text:p text:style-name="P33">8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31">1<text:span text:style-name="T54">0</text:span></text:p>
          </table:table-cell>
          <table:table-cell table:style-name="Таблица2.G2" office:value-type="string">
            <text:p text:style-name="P31">8</text:p>
          </table:table-cell>
        </table:table-row>
      </table:table>
      <text:p text:style-name="P4"/>
      <text:p text:style-name="P4"/>
      <text:p text:style-name="P1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32">Граф<text:span text:style-name="Основной_20_шрифт_20_абзаца"><text:span text:style-name="T42">ік контрольних та практичних робіт </text:span></text:span><text:span text:style-name="Основной_20_шрифт_20_абзаца"><text:span text:style-name="T51">6</text:span></text:span><text:span text:style-name="Основной_20_шрифт_20_абзаца"><text:span text:style-name="T42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30">Тип роботи</text:p>
          </table:table-cell>
          <table:table-cell table:style-name="Таблиця4.A2" office:value-type="string">
            <text:p text:style-name="P30"><text:span text:style-name="T69">7</text:span>-А</text:p>
          </table:table-cell>
          <table:table-cell table:style-name="Таблиця4.A2" office:value-type="string">
            <text:p text:style-name="P30"><text:span text:style-name="T69">7</text:span>-Б</text:p>
          </table:table-cell>
          <table:table-cell table:style-name="Таблиця4.D2" office:value-type="string">
            <text:p text:style-name="P30"><text:span text:style-name="T69">7</text:span>-<text:span text:style-name="T69">В</text:span></text:p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2">Практична робота №</text:span></text:span><text:span text:style-name="Основной_20_шрифт_20_абзаца"><text:span text:style-name="T43">1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2">Практична робота №</text:span></text:span><text:span text:style-name="Основной_20_шрифт_20_абзаца"><text:span text:style-name="T43">2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43">3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0">4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0">5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4"><text:span text:style-name="Основной_20_шрифт_20_абзаца"><text:span text:style-name="T45">Узагальнення №</text:span></text:span><text:span text:style-name="Основной_20_шрифт_20_абзаца"><text:span text:style-name="T46">1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8">Практична робота №</text:span></text:span><text:span text:style-name="Основной_20_шрифт_20_абзаца"><text:span text:style-name="T49">6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8">Практична робота №</text:span></text:span><text:span text:style-name="Основной_20_шрифт_20_абзаца"><text:span text:style-name="T49">7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6">Узагальнення №2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2">8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2">9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2">10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6">Узагальнення №</text:span></text:span><text:span text:style-name="Основной_20_шрифт_20_абзаца"><text:span text:style-name="T47">3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7"/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55">Заступник</text:span> директора _________ М.В. Савіна<text:tab/><text:tab/><text:tab/><text:tab/><text:tab/><text:tab/><text:tab/><text:tab/><text:span text:style-name="T55">Д</text:span>иректор <text:span text:style-name="T55">школи</text:span> ____________ Л.М. Воробйов</text:p>
      <text:p text:style-name="P7">____________ 201<text:span text:style-name="T64">8</text:span> р.<text:tab/><text:tab/><text:tab/><text:tab/><text:tab/><text:tab/><text:tab/><text:tab/><text:tab/><text:tab/><text:tab/><text:tab/><text:tab/><text:tab/><text:tab/>_____________ 201<text:span text:style-name="T64">8</text:span> р.</text:p>
      <text:p text:style-name="P7">____________ 201<text:span text:style-name="T64">9</text:span> р.<text:tab/><text:tab/><text:tab/><text:tab/><text:tab/><text:tab/><text:tab/><text:tab/><text:tab/><text:tab/><text:tab/><text:tab/><text:tab/><text:tab/><text:tab/>_____________ 201<text:span text:style-name="T64">9</text:span> р.</text:p>
      <text:p text:style-name="P11"/>
      <text:p text:style-name="P11"/>
      <text:p text:style-name="P11"/>
      <text:p text:style-name="P11"/>
      <text:p text:style-name="P11"/>
      <text:p text:style-name="P9">Календарно-тематичне планування</text:p>
      <text:p text:style-name="P9">з <text:span text:style-name="T59">і</text:span>нформатики для <text:span text:style-name="T60">7</text:span> класів</text:p>
      <text:p text:style-name="P9"><text:span text:style-name="T55">в</text:span>читель Трубіцина А.Л.</text:p>
      <text:p text:style-name="P9">201<text:span text:style-name="T64">8</text:span>-201<text:span text:style-name="T64">9</text:span> н.р.</text:p>
      <text:p text:style-name="P10"/>
      <text:p text:style-name="P10"/>
      <text:p text:style-name="P10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60">7 </text:span>класу</text:p>
      <text:p text:style-name="P6">загальноосвітніх навчальних закладів <text:span text:style-name="T56">затверджена Міністерством освіти і науки України</text:span></text:p>
      <text:p text:style-name="P8">(Наказ МОН від <text:span text:style-name="T57">07.06.2017 №804</text:span>)</text:p>
      <text:p text:style-name="P8"/>
      <text:p text:style-name="P8"/>
      <text:p text:style-name="P8"/>
      <text:p text:style-name="P8"/>
      <text:p text:style-name="P8"/>
      <text:p text:style-name="P11"/>
      <text:p text:style-name="P13"><text:span text:style-name="T26"><text:tab/><text:tab/></text:span><text:span text:style-name="T28">Погоджено на засіданні </text:span><text:span text:style-name="T29">Ш</text:span><text:span text:style-name="T28">МО</text:span></text:p>
      <text:p text:style-name="P5"><text:tab/><text:tab/>протокол № _____ від ___________ р.</text:p>
      <text:p text:style-name="P5"><text:tab/><text:tab/>кер. <text:span text:style-name="T58">Ш</text:span>МО _________________ В.В. Маляренко </text:p>
      <text:p text:style-name="P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7T18:01:33.453213322</dc:date>
    <meta:editing-duration>PT1H7M47S</meta:editing-duration>
    <meta:editing-cycles>36</meta:editing-cycles>
    <meta:generator>LibreOffice/6.1.1.2$Linux_X86_64 LibreOffice_project/10$Build-2</meta:generator>
    <meta:document-statistic meta:table-count="5" meta:image-count="0" meta:object-count="0" meta:page-count="5" meta:paragraph-count="188" meta:word-count="673" meta:character-count="4746" meta:non-whitespace-character-count="4197"/>
  </office:meta>
</office:document-meta>
</file>